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8364671747167097" text:style-name="WWNum1">
        <text:list-item>
          <text:p text:style-name="P3"><text:span text:style-name="T1">What is dialog? </text:span></text:p>
        </text:list-item>
      </text:list>
      <text:p text:style-name="P4"/>
      <text:list xml:id="list8563580607294165824" text:style-name="WWNum3">
        <text:list-item>
          <text:p text:style-name="P5"><text:span text:style-name="T1">A dialog is a small window that prompts the user to make a decision. </text:span></text:p>
        </text:list-item>
        <text:list-item>
          <text:p text:style-name="P5"><text:span text:style-name="T1">A dialog does not fill the screen and is normally used for modal events that require users to take an action before they can proceed. Example: deletion of file/data, uninstallation, formating storage etc.</text:span></text:p>
        </text:list-item>
        <text:list-item>
          <text:p text:style-name="P5"><text:span text:style-name="T1">Practiced method to instantiate a dialog is by using sub classes AlertDialog, ProgressDialog, DatePickerDialog or TimePickerDialog <text:s/>even though Dialog class is the base class for dialogs.</text:span></text:p>
        </text:list-item>
      </text:list>
      <text:p text:style-name="P4"/>
      <text:list xml:id="list8444318238430713124" text:style-name="WWNum4">
        <text:list-item>
          <text:p text:style-name="P1"><text:span text:style-name="T1">How to create custom dialog? </text:span></text:p>
        </text:list-item>
      </text:list>
      <text:p text:style-name="P4"/>
      <text:list xml:id="list2806060527654125017" text:style-name="WWNum6">
        <text:list-item>
          <text:p text:style-name="P6"><text:span text:style-name="T1">To create a dialog create a class that inherits from the DialogFragment class and create an AlertDialog object in the onCreateDialog() method import.</text:span></text:p>
        </text:list-item>
      </text:list>
      <text:p text:style-name="P4"/>
      <text:list xml:id="list231310631423441" text:continue-numbering="true" text:style-name="WWNum6">
        <text:list-item>
          <text:p text:style-name="P6"><text:span text:style-name="T1">A dialog box is created initiated declared and the layout of the <text:s/>dialog is taken from the UI that has been created and it is bound using the Layout Inflator and while running the program the dialog <text:s/>will use the layout of the UI that has been bound using layout inflater.</text:span></text:p>
        </text:list-item>
      </text:list>
      <text:p text:style-name="P4"/>
      <text:list xml:id="list6629200816938970136" text:style-name="WWNum5">
        <text:list-item>
          <text:p text:style-name="P2"><text:span text:style-name="T1">How to use existing dialogs?</text:span></text:p>
        </text:list-item>
      </text:list>
      <text:p text:style-name="P4"/>
      <text:list xml:id="list5512444911413209809" text:style-name="WWNum2">
        <text:list-item>
          <text:p text:style-name="P7"><text:span text:style-name="T1">The DialogFragment can implement the onCreateDialog method and return an existing dialog as showDialog (int) has been deprecated in android studio.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6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6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6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6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➔" text:bullet-char="➔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47" style:num-suffix="◆" text:bullet-char="◆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0" style:num-suffix="◆" text:bullet-char="◆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53" style:num-suffix="◆" text:bullet-char="◆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90" meta:character-count="1112" meta:non-whitespace-character-count="933"/>
    <meta:generator>LibreOfficeDev/5.1.0.3$Linux_X86_64 LibreOffice_project/</meta:generator>
  </office:meta>
</office:document-meta>
</file>